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0.907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2" table:number-columns-repeated="2"/>
          <table:table-cell table:style-name="ce32" office:value-type="string">
            <text:p>GPS</text:p>
          </table:table-cell>
          <table:table-cell table:style-name="ce32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0-11-28_11-01-48_000.jpg</text:p>
          </table:table-cell>
          <table:table-cell table:style-name="ce22" office:value-type="string">
            <text:p>:PHOTO 記録 / @自室 / 用意するもの / percussion,rythm録画時 / 各道具：スマホ（メトロノーム）；筆記具；ノートボード</text:p>
          </table:table-cell>
          <table:table-cell table:style-name="ce4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2]=&quot;&quot;;[.C2];CONCATENATE([.C2];&quot; / &quot;;[.E2]))" office:value-type="string" office:string-value=":PHOTO 記録 / @自室 / 用意するもの / percussion,rythm録画時 / 各道具：スマホ（メトロノーム）；筆記具；ノートボード">
            <text:p>:PHOTO 記録 / @自室 / 用意するもの / percussion,rythm録画時 / 各道具：スマホ（メトロノーム）；筆記具；ノートボード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0-11-28_11-03-21_000.jpg</text:p>
          </table:table-cell>
          <table:table-cell table:style-name="ce22" office:value-type="string">
            <text:p>:m music / log / percussion,rythm / s.1:t.120,score+,section=①②③④ || s.2:t.180,score+</text:p>
          </table:table-cell>
          <table:table-cell table:style-name="ce4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3]=&quot;&quot;;[.C3];CONCATENATE([.C3];&quot; / &quot;;[.E3]))" office:value-type="string" office:string-value=":m music / log / percussion,rythm / s.1:t.120,score+,section=①②③④ || s.2:t.180,score+">
            <text:p>:m music / log / percussion,rythm / s.1:t.120,score+,section=①②③④ || s.2:t.180,score+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8_12-17-52_000.jpg</text:p>
          </table:table-cell>
          <table:table-cell table:style-name="ce17" office:value-type="string">
            <text:p>:m 食べた物</text:p>
          </table:table-cell>
          <table:table-cell table:style-name="ce33"/>
          <table:table-cell table:style-name="ce4"/>
          <table:table-cell table:style-name="ce4" office:value-type="string">
            <text:p>N-35-35-28.532409 E-139-34-49.489746</text:p>
          </table:table-cell>
          <table:table-cell table:style-name="ce3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8_17-19-33_000.jpg</text:p>
          </table:table-cell>
          <table:table-cell table:style-name="ce17" office:value-type="string">
            <text:p>:bookmemo 1-4*4 / ページメモ / 『子どものトラウマ』 / 著者=西澤哲 / session-?? / p.16~</text:p>
          </table:table-cell>
          <table:table-cell table:style-name="ce17"/>
          <table:table-cell table:style-name="ce4"/>
          <table:table-cell table:style-name="ce4" office:value-type="string">
            <text:p>N-35-35-28.559875 E-139-34-49.544677</text:p>
          </table:table-cell>
          <table:table-cell table:style-name="ce34" table:formula="of:=IF([.E5]=&quot;&quot;;[.C5];CONCATENATE([.C5];&quot; / &quot;;[.E5]))" office:value-type="string" office:string-value=":bookmemo 1-4*4 / ページメモ / 『子どものトラウマ』 / 著者=西澤哲 / session-?? / p.16~">
            <text:p>:bookmemo 1-4*4 / ページメモ / 『子どものトラウマ』 / 著者=西澤哲 / session-?? / p.16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28_17-20-13_000.jpg</text:p>
          </table:table-cell>
          <table:table-cell table:style-name="ce17" office:value-type="string">
            <text:p>:bookmemo / 読んだ本 / 『子どものトラウマ』 / 著者=西澤哲</text:p>
          </table:table-cell>
          <table:table-cell table:style-name="ce18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6]=&quot;&quot;;[.C6];CONCATENATE([.C6];&quot; / &quot;;[.E6]))" office:value-type="string" office:string-value=":bookmemo / 読んだ本 / 『子どものトラウマ』 / 著者=西澤哲">
            <text:p>:bookmemo / 読んだ本 / 『子どものトラウマ』 / 著者=西澤哲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28_19-18-37_000.jpg</text:p>
          </table:table-cell>
          <table:table-cell table:style-name="ce17" office:value-type="string">
            <text:p>:m music / log / jap.flute-bamboo / || s.1:practice,R=1,score+,other=see-log,section=①②③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7]=&quot;&quot;;[.C7];CONCATENATE([.C7];&quot; / &quot;;[.E7]))" office:value-type="string" office:string-value=":m music / log / jap.flute-bamboo / || s.1:practice,R=1,score+,other=see-log,section=①②③">
            <text:p>:m music / log / jap.flute-bamboo / || s.1:practice,R=1,score+,other=see-log,section=①②③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28_20-53-11_000.jpg</text:p>
          </table:table-cell>
          <table:table-cell table:style-name="ce17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18676 E-139-34-49.544677</text:p>
          </table:table-cell>
          <table:table-cell table:style-name="ce34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8_21-35-40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9]=&quot;&quot;;[.C9];CONCATENATE([.C9];&quot; / &quot;;[.E9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28_21-37-44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10]=&quot;&quot;;[.C10];CONCATENATE([.C10];&quot; / &quot;;[.E10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28_21-38-12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9"/>
          <table:table-cell table:style-name="ce4"/>
          <table:table-cell table:style-name="ce4" office:value-type="string">
            <text:p>N-35-35-28.463745 E-139-34-49.270019</text:p>
          </table:table-cell>
          <table:table-cell table:style-name="ce34" table:formula="of:=IF([.E11]=&quot;&quot;;[.C11];CONCATENATE([.C11];&quot; / &quot;;[.E11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28_21-39-31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7"/>
          <table:table-cell table:style-name="ce4"/>
          <table:table-cell table:style-name="ce4" office:value-type="string">
            <text:p>N-35-35-28.463745 E-139-34-49.489746</text:p>
          </table:table-cell>
          <table:table-cell table:style-name="ce34" table:formula="of:=IF([.E12]=&quot;&quot;;[.C12];CONCATENATE([.C12];&quot; / &quot;;[.E12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0-11-28_22-04-41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7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13]=&quot;&quot;;[.C13];CONCATENATE([.C13];&quot; / &quot;;[.E13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0-11-28_22-04-46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8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14]=&quot;&quot;;[.C14];CONCATENATE([.C14];&quot; / &quot;;[.E14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0-11-28_22-05-38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9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4" table:formula="of:=IF([.E15]=&quot;&quot;;[.C15];CONCATENATE([.C15];&quot; / &quot;;[.E15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0-11-28_22-05-44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9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4" table:formula="of:=IF([.E16]=&quot;&quot;;[.C16];CONCATENATE([.C16];&quot; / &quot;;[.E16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0-11-28_22-05-51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8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4" table:formula="of:=IF([.E17]=&quot;&quot;;[.C17];CONCATENATE([.C17];&quot; / &quot;;[.E17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0-11-28_22-10-40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9"/>
          <table:table-cell table:style-name="ce4"/>
          <table:table-cell table:style-name="ce4" office:value-type="string">
            <text:p>N-35-35-28.49121 E-139-34-49.544677</text:p>
          </table:table-cell>
          <table:table-cell table:style-name="ce34" table:formula="of:=IF([.E18]=&quot;&quot;;[.C18];CONCATENATE([.C18];&quot; / &quot;;[.E18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0-11-28_22-13-37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7"/>
          <table:table-cell table:style-name="ce4"/>
          <table:table-cell table:style-name="ce4"/>
          <table:table-cell table:style-name="ce34" table:formula="of:=IF([.E19]=&quot;&quot;;[.C19];CONCATENATE([.C19];&quot; / &quot;;[.E19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0-11-28_23-19-56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8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20]=&quot;&quot;;[.C20];CONCATENATE([.C20];&quot; / &quot;;[.E20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0-11-28_23-20-11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21]=&quot;&quot;;[.C21];CONCATENATE([.C21];&quot; / &quot;;[.E21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0-11-28_23-22-00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9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22]=&quot;&quot;;[.C22];CONCATENATE([.C22];&quot; / &quot;;[.E22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0-11-28_23-22-25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6"/>
          <table:table-cell table:style-name="ce4"/>
          <table:table-cell table:style-name="ce4" office:value-type="string">
            <text:p>N-35-35-28.0 E-139-34-49.0</text:p>
          </table:table-cell>
          <table:table-cell table:style-name="ce34" table:formula="of:=IF([.E23]=&quot;&quot;;[.C23];CONCATENATE([.C23];&quot; / &quot;;[.E23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0-11-28_23-22-46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7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24]=&quot;&quot;;[.C24];CONCATENATE([.C24];&quot; / &quot;;[.E24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2020-11-28_23-23-39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8"/>
          <table:table-cell table:style-name="ce4"/>
          <table:table-cell table:style-name="ce4" office:value-type="string">
            <text:p>N-35-35-28.477478 E-139-34-49.544677</text:p>
          </table:table-cell>
          <table:table-cell table:style-name="ce34" table:formula="of:=IF([.E25]=&quot;&quot;;[.C25];CONCATENATE([.C25];&quot; / &quot;;[.E25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0-11-28_23-23-50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9"/>
          <table:table-cell table:style-name="ce4"/>
          <table:table-cell table:style-name="ce4" office:value-type="string">
            <text:p>N-35-35-28.477478 E-139-34-49.544677</text:p>
          </table:table-cell>
          <table:table-cell table:style-name="ce34" table:formula="of:=IF([.E26]=&quot;&quot;;[.C26];CONCATENATE([.C26];&quot; / &quot;;[.E26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0-11-28_23-24-14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9"/>
          <table:table-cell table:style-name="ce4"/>
          <table:table-cell table:style-name="ce4" office:value-type="string">
            <text:p>N-35-35-28.504943 E-139-34-49.489746</text:p>
          </table:table-cell>
          <table:table-cell table:style-name="ce34" table:formula="of:=IF([.E27]=&quot;&quot;;[.C27];CONCATENATE([.C27];&quot; / &quot;;[.E27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0-11-28_23-24-25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8"/>
          <table:table-cell table:style-name="ce4"/>
          <table:table-cell table:style-name="ce4" office:value-type="string">
            <text:p>N-35-35-28.477478 E-139-34-49.434814</text:p>
          </table:table-cell>
          <table:table-cell table:style-name="ce34" table:formula="of:=IF([.E28]=&quot;&quot;;[.C28];CONCATENATE([.C28];&quot; / &quot;;[.E28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0-11-28_23-24-34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8"/>
          <table:table-cell table:style-name="ce4"/>
          <table:table-cell table:style-name="ce4" office:value-type="string">
            <text:p>N-35-35-28.0 E-139-34-49.0</text:p>
          </table:table-cell>
          <table:table-cell table:style-name="ce34" table:formula="of:=IF([.E29]=&quot;&quot;;[.C29];CONCATENATE([.C29];&quot; / &quot;;[.E29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2020-11-28_23-25-03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7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30]=&quot;&quot;;[.C30];CONCATENATE([.C30];&quot; / &quot;;[.E30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2020-11-28_23-25-09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7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31]=&quot;&quot;;[.C31];CONCATENATE([.C31];&quot; / &quot;;[.E31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2020-11-28_23-25-33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8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32]=&quot;&quot;;[.C32];CONCATENATE([.C32];&quot; / &quot;;[.E32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4" office:value-type="string">
            <text:p>2020-11-28_23-35-41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9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33]=&quot;&quot;;[.C33];CONCATENATE([.C33];&quot; / &quot;;[.E33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4" office:value-type="string">
            <text:p>2020-11-28_23-45-58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4"/>
          <table:table-cell table:style-name="ce4"/>
          <table:table-cell table:style-name="ce4" office:value-type="string">
            <text:p>N-35-35-28.504943 E-139-34-49.379882</text:p>
          </table:table-cell>
          <table:table-cell table:style-name="ce34" table:formula="of:=IF([.E34]=&quot;&quot;;[.C34];CONCATENATE([.C34];&quot; / &quot;;[.E34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4" office:value-type="string">
            <text:p>2020-11-28_23-52-07_000.jpg</text:p>
          </table:table-cell>
          <table:table-cell table:style-name="ce17" office:value-type="string">
            <text:p>:PHOTO 記録 / 経過記録；作ったもの / food=焼酎漬け / material=唐辛子（輪切り）；liquor=麦焼酎,time=1127-0051,container=silver-cap-mideum</text:p>
          </table:table-cell>
          <table:table-cell table:style-name="ce17"/>
          <table:table-cell table:style-name="ce4"/>
          <table:table-cell table:style-name="ce4" office:value-type="string">
            <text:p>N-35-35-28.436279 E-139-34-49.489746</text:p>
          </table:table-cell>
          <table:table-cell table:style-name="ce34" table:formula="of:=IF([.E35]=&quot;&quot;;[.C35];CONCATENATE([.C35];&quot; / &quot;;[.E35]))" office:value-type="string" office:string-value=":PHOTO 記録 / 経過記録；作ったもの / food=焼酎漬け / material=唐辛子（輪切り）；liquor=麦焼酎,time=1127-0051,container=silver-cap-mideum">
            <text:p>:PHOTO 記録 / 経過記録；作ったもの / food=焼酎漬け / material=唐辛子（輪切り）；liquor=麦焼酎,time=1127-0051,container=silver-cap-mideum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5">
            <text:p>35</text:p>
          </table:table-cell>
          <table:table-cell table:style-name="ce4" office:value-type="string">
            <text:p>2020-11-28_23-52-18_000.jpg</text:p>
          </table:table-cell>
          <table:table-cell table:style-name="ce17" office:value-type="string">
            <text:p>:PHOTO 記録 / 経過記録；作ったもの / food=焼酎漬け / material=ニンニク（加熱）；liquor=麦焼酎:50ml,time=1127-0048,container=silver-cap</text:p>
          </table:table-cell>
          <table:table-cell table:style-name="ce18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36]=&quot;&quot;;[.C36];CONCATENATE([.C36];&quot; / &quot;;[.E36]))" office:value-type="string" office:string-value=":PHOTO 記録 / 経過記録；作ったもの / food=焼酎漬け / material=ニンニク（加熱）；liquor=麦焼酎:50ml,time=1127-0048,container=silver-cap">
            <text:p>:PHOTO 記録 / 経過記録；作ったもの / food=焼酎漬け / material=ニンニク（加熱）；liquor=麦焼酎:50ml,time=1127-0048,container=silver-cap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6">
            <text:p>36</text:p>
          </table:table-cell>
          <table:table-cell table:style-name="ce4" office:value-type="string">
            <text:p>2020-11-28_23-52-28_000.jpg</text:p>
          </table:table-cell>
          <table:table-cell table:style-name="ce8" office:value-type="string">
            <text:p>:PHOTO 記録 / 経過記録；作ったもの / food=焼酎漬け / material=生姜；liquor=麦焼酎,time=1123-1202,container=silver-cap</text:p>
          </table:table-cell>
          <table:table-cell table:style-name="ce19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4" table:formula="of:=IF([.E37]=&quot;&quot;;[.C37];CONCATENATE([.C37];&quot; / &quot;;[.E37]))" office:value-type="string" office:string-value=":PHOTO 記録 / 経過記録；作ったもの / food=焼酎漬け / material=生姜；liquor=麦焼酎,time=1123-1202,container=silver-cap">
            <text:p>:PHOTO 記録 / 経過記録；作ったもの / food=焼酎漬け / material=生姜；liquor=麦焼酎,time=1123-1202,container=silver-cap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37">
            <text:p>37</text:p>
          </table:table-cell>
          <table:table-cell table:style-name="ce4" office:value-type="string">
            <text:p>2020-11-28_23-52-41_000.jpg</text:p>
          </table:table-cell>
          <table:table-cell table:style-name="ce8" office:value-type="string">
            <text:p>:PHOTO 記録 / 経過記録；作ったもの / food=焼酎漬け / material=生姜；liquor=麦焼酎,time=1123-1202,container=pale-green-cap</text:p>
          </table:table-cell>
          <table:table-cell table:style-name="ce4"/>
          <table:table-cell table:style-name="ce4"/>
          <table:table-cell table:style-name="ce4" office:value-type="string">
            <text:p>N-35-35-28.463745 E-139-34-49.489746</text:p>
          </table:table-cell>
          <table:table-cell table:style-name="ce34" table:formula="of:=IF([.E38]=&quot;&quot;;[.C38];CONCATENATE([.C38];&quot; / &quot;;[.E38]))" office:value-type="string" office:string-value=":PHOTO 記録 / 経過記録；作ったもの / food=焼酎漬け / material=生姜；liquor=麦焼酎,time=1123-1202,container=pale-green-cap">
            <text:p>:PHOTO 記録 / 経過記録；作ったもの / food=焼酎漬け / material=生姜；liquor=麦焼酎,time=1123-1202,container=pale-green-cap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4" office:value-type="string">
            <text:p>2020-11-29_00-29-32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25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39]=&quot;&quot;;[.C39];CONCATENATE([.C39];&quot; / &quot;;[.E39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4" office:value-type="string">
            <text:p>2020-11-29_00-29-42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16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40]=&quot;&quot;;[.C40];CONCATENATE([.C40];&quot; / &quot;;[.E40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4" office:value-type="string">
            <text:p>2020-11-29_00-29-49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25"/>
          <table:table-cell table:style-name="ce4"/>
          <table:table-cell table:style-name="ce4" office:value-type="string">
            <text:p>N-35-35-28.504943 E-139-34-49.544677</text:p>
          </table:table-cell>
          <table:table-cell table:style-name="ce34" table:formula="of:=IF([.E41]=&quot;&quot;;[.C41];CONCATENATE([.C41];&quot; / &quot;;[.E41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4" office:value-type="string">
            <text:p>2020-11-29_01-19-08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4" office:value-type="string">
            <text:p>2020-11-29_01-19-20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4" office:value-type="string">
            <text:p>2020-11-29_01-19-57_000.jpg</text:p>
          </table:table-cell>
          <table:table-cell table:style-name="ce17" office:value-type="string">
            <text:p>:PHOTO 記録 / PC画面 / install,インストール / android-studio</text:p>
          </table:table-cell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string" office:string-value=":PHOTO 記録 / PC画面 / install,インストール / android-studio">
            <text:p>:PHOTO 記録 / PC画面 / install,インストール / android-studio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4" office:value-type="string">
            <text:p>2020-11-29_10-20-02_000.jpg</text:p>
          </table:table-cell>
          <table:table-cell table:style-name="ce22" office:value-type="string">
            <text:p>:m :lets / action activity / やること / activityに：「絵描き」、入れよう \\\ :m :th / その言葉は、「本然」</text:p>
          </table:table-cell>
          <table:table-cell table:style-name="ce4"/>
          <table:table-cell table:style-name="ce4"/>
          <table:table-cell table:style-name="ce4" office:value-type="string">
            <text:p>N-35-35-28.49121 E-139-34-49.489746</text:p>
          </table:table-cell>
          <table:table-cell table:style-name="ce34" table:formula="of:=IF([.E45]=&quot;&quot;;[.C45];CONCATENATE([.C45];&quot; / &quot;;[.E45]))" office:value-type="string" office:string-value=":m :lets / action activity / やること / activityに：「絵描き」、入れよう \\\ :m :th / その言葉は、「本然」">
            <text:p>:m :lets / action activity / やること / activityに：「絵描き」、入れよう \\\ :m :th / その言葉は、「本然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4" office:value-type="string">
            <text:p>2020-11-29_11-00-48_000.jpg</text:p>
          </table:table-cell>
          <table:table-cell table:style-name="ce22" office:value-type="string">
            <text:p>:m :? / ペルシャ語で、「７０」は、「なな・じゅう」ではなく、特別の単語がある；日本語には、７０については、ない（仮説）；初めから、ないのか？</text:p>
          </table:table-cell>
          <table:table-cell table:style-name="ce4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4" table:formula="of:=IF([.E46]=&quot;&quot;;[.C46];CONCATENATE([.C46];&quot; / &quot;;[.E46]))" office:value-type="string" office:string-value=":m :? / ペルシャ語で、「７０」は、「なな・じゅう」ではなく、特別の単語がある；日本語には、７０については、ない（仮説）；初めから、ないのか？">
            <text:p>:m :? / ペルシャ語で、「７０」は、「なな・じゅう」ではなく、特別の単語がある；日本語には、７０については、ない（仮説）；初めから、ないのか？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0-11-28_10-58-44_000.mp4</text:p>
          </table:table-cell>
          <table:table-cell table:style-name="ce8" office:value-type="string">
            <text:p>:VIDEO / @自宅 / メモ / percussion / 演奏、play / c-2020-1128-1 / item=bottles:2,hitter=chopstick:2,pieces=4-patterns,genr=f-N,section=main,memo=1)</text:p>
          </table:table-cell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string" office:string-value=":VIDEO / @自宅 / メモ / percussion / 演奏、play / c-2020-1128-1 / item=bottles:2,hitter=chopstick:2,pieces=4-patterns,genr=f-N,section=main,memo=1)">
            <text:p>:VIDEO / @自宅 / メモ / percussion / 演奏、play / c-2020-1128-1 / item=bottles:2,hitter=chopstick:2,pieces=4-patterns,genr=f-N,section=main,memo=1)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0-11-28_11-01-22_000.mp4</text:p>
          </table:table-cell>
          <table:table-cell table:style-name="ce8" office:value-type="string">
            <text:p>:VIDEO / @自宅 / メモ / percussion / 演奏、play / c-2020-1128-2 / item=bottles:2,hitter=chopstick:2,pieces=1-patterns,genr=f-N,section=main,memo=2)</text:p>
          </table:table-cell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string" office:string-value=":VIDEO / @自宅 / メモ / percussion / 演奏、play / c-2020-1128-2 / item=bottles:2,hitter=chopstick:2,pieces=1-patterns,genr=f-N,section=main,memo=2)">
            <text:p>:VIDEO / @自宅 / メモ / percussion / 演奏、play / c-2020-1128-2 / item=bottles:2,hitter=chopstick:2,pieces=1-patterns,genr=f-N,section=main,memo=2)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0-11-28_14-59-31_000.mp4</text:p>
          </table:table-cell>
          <table:table-cell table:style-name="ce19" office:value-type="string">
            <text:p>:VIDEO / @自宅 / メモ / kb,keyboard / 演奏、play / k-2020-1128-1 / genr=f-rev:composition-relay-6</text:p>
          </table:table-cell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string" office:string-value=":VIDEO / @自宅 / メモ / kb,keyboard / 演奏、play / k-2020-1128-1 / genr=f-rev:composition-relay-6">
            <text:p>:VIDEO / @自宅 / メモ / kb,keyboard / 演奏、play / k-2020-1128-1 / genr=f-rev:composition-relay-6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0-11-28_15-27-11_000.mp4</text:p>
          </table:table-cell>
          <table:table-cell table:style-name="ce19" office:value-type="string">
            <text:p>:VIDEO / @自宅 / メモ / kb,keyboard / 演奏、play / k-2020-1128-2 / genr=f-rev:composition-relay-6,for=ph-N</text:p>
          </table:table-cell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string" office:string-value=":VIDEO / @自宅 / メモ / kb,keyboard / 演奏、play / k-2020-1128-2 / genr=f-rev:composition-relay-6,for=ph-N">
            <text:p>:VIDEO / @自宅 / メモ / kb,keyboard / 演奏、play / k-2020-1128-2 / genr=f-rev:composition-relay-6,for=ph-N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0-11-28_18-05-23_000.mp4</text:p>
          </table:table-cell>
          <table:table-cell table:style-name="ce8" office:value-type="string">
            <text:p>:VIDEO / @自室 / 記録 / jap.flute-bamboo / 演奏、play / b-2020-1128-1 / genr=tips:how-to-blow:h-4;h-5;h-0</text:p>
          </table:table-cell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string" office:string-value=":VIDEO / @自室 / 記録 / jap.flute-bamboo / 演奏、play / b-2020-1128-1 / genr=tips:how-to-blow:h-4;h-5;h-0">
            <text:p>:VIDEO / @自室 / 記録 / jap.flute-bamboo / 演奏、play / b-2020-1128-1 / genr=tips:how-to-blow:h-4;h-5;h-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0-11-28_18-10-04_000.mp4</text:p>
          </table:table-cell>
          <table:table-cell table:style-name="ce8" office:value-type="string">
            <text:p>:VIDEO / @自室 / 記録 / jap.flute-bamboo / 演奏、play / b-2020-1128-2 / genr=tips:how-to-blow:h-1;h-2;h-3</text:p>
          </table:table-cell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string" office:string-value=":VIDEO / @自室 / 記録 / jap.flute-bamboo / 演奏、play / b-2020-1128-2 / genr=tips:how-to-blow:h-1;h-2;h-3">
            <text:p>:VIDEO / @自室 / 記録 / jap.flute-bamboo / 演奏、play / b-2020-1128-2 / genr=tips:how-to-blow:h-1;h-2;h-3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0-11-28_18-34-42_000.mp4</text:p>
          </table:table-cell>
          <table:table-cell table:style-name="ce8" office:value-type="string">
            <text:p>:VIDEO / @自室 / 記録 / jap.flute-bamboo / 演奏、play / b-2020-1128-3 / genr=tips:how-to-blow:h-1;h-2;h-3,memo=1)③,tempo=90,R=2</text:p>
          </table:table-cell>
          <table:table-cell table:style-name="ce25"/>
          <table:table-cell table:style-name="ce4"/>
          <table:table-cell table:style-name="ce4"/>
          <table:table-cell table:style-name="ce34" table:formula="of:=IF([.E53]=&quot;&quot;;[.C53];CONCATENATE([.C53];&quot; / &quot;;[.E53]))" office:value-type="string" office:string-value=":VIDEO / @自室 / 記録 / jap.flute-bamboo / 演奏、play / b-2020-1128-3 / genr=tips:how-to-blow:h-1;h-2;h-3,memo=1)③,tempo=90,R=2">
            <text:p>:VIDEO / @自室 / 記録 / jap.flute-bamboo / 演奏、play / b-2020-1128-3 / genr=tips:how-to-blow:h-1;h-2;h-3,memo=1)③,tempo=90,R=2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0-11-28_19-09-19_000.mp4</text:p>
          </table:table-cell>
          <table:table-cell table:style-name="ce8" office:value-type="string">
            <text:p>:VIDEO / @自室 / 記録 / jap.flute / 演奏、play / f-2020-1128-1 / genr=tips:how-to-blow:oct-2,memo=log-file:1</text:p>
          </table:table-cell>
          <table:table-cell table:style-name="ce25"/>
          <table:table-cell table:style-name="ce4"/>
          <table:table-cell table:style-name="ce4"/>
          <table:table-cell table:style-name="ce34" table:formula="of:=IF([.E54]=&quot;&quot;;[.C54];CONCATENATE([.C54];&quot; / &quot;;[.E54]))" office:value-type="string" office:string-value=":VIDEO / @自室 / 記録 / jap.flute / 演奏、play / f-2020-1128-1 / genr=tips:how-to-blow:oct-2,memo=log-file:1">
            <text:p>:VIDEO / @自室 / 記録 / jap.flute / 演奏、play / f-2020-1128-1 / genr=tips:how-to-blow:oct-2,memo=log-file:1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0-11-28_22-13-07_000.mp4</text:p>
          </table:table-cell>
          <table:table-cell table:style-name="ce8" office:value-type="string">
            <text:p>:VIDEO / @自宅 / メモ / percussion / 演奏、play / c-2020-1128-3 / item=bottles:3,hitter=chopstick:2,pieces=1-patterns,genr=f-N,section=main,memo=~</text:p>
          </table:table-cell>
          <table:table-cell table:style-name="ce25"/>
          <table:table-cell table:style-name="ce4"/>
          <table:table-cell table:style-name="ce4"/>
          <table:table-cell table:style-name="ce34" table:formula="of:=IF([.E55]=&quot;&quot;;[.C55];CONCATENATE([.C55];&quot; / &quot;;[.E55]))" office:value-type="string" office:string-value=":VIDEO / @自宅 / メモ / percussion / 演奏、play / c-2020-1128-3 / item=bottles:3,hitter=chopstick:2,pieces=1-patterns,genr=f-N,section=main,memo=~">
            <text:p>:VIDEO / @自宅 / メモ / percussion / 演奏、play / c-2020-1128-3 / item=bottles:3,hitter=chopstick:2,pieces=1-patterns,genr=f-N,section=main,memo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2"/>
          <table:table-cell table:style-name="ce25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5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5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5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6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8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9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29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0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29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1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29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29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29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29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29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6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9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16"/>
          <table:table-cell table:number-columns-repeated="1021"/>
        </table:table-row>
        <table:table-row table:style-name="ro8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0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 / 2020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0-11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1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0-112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0-11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0-11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2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29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9">2020/11/29</text:date>, <text:time>14:41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11-29T14:41:21.12</dc:date>
    <dc:creator>iwabuchi ken</dc:creator>
    <meta:editing-duration>P28DT15H15M54S</meta:editing-duration>
    <meta:editing-cycles>10697</meta:editing-cycles>
    <meta:document-statistic meta:table-count="1" meta:cell-count="566" meta:object-count="0"/>
  </office:meta>
</office:document-meta>
</file>